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8.159cm" fo:margin-left="-0.822cm" fo:margin-right="-0.337cm" table:align="margins"/>
    </style:style>
    <style:style style:name="表37.A" style:family="table-column">
      <style:table-column-properties style:column-width="1.924cm" style:rel-column-width="6944*"/>
    </style:style>
    <style:style style:name="表37.B" style:family="table-column">
      <style:table-column-properties style:column-width="9.717cm" style:rel-column-width="35068*"/>
    </style:style>
    <style:style style:name="表37.C" style:family="table-column">
      <style:table-column-properties style:column-width="6.518cm" style:rel-column-width="23523*"/>
    </style:style>
    <style:style style:name="表37.1" style:family="table-row">
      <style:table-row-properties style:min-row-height="1.685cm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8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text-properties fo:font-size="22pt" style:font-size-asian="22pt" style:font-size-complex="22pt"/>
    </style:style>
    <style:style style:name="P21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2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>
      <style:text-properties fo:font-size="18pt" style:font-size-asian="18pt" style:font-size-complex="18pt"/>
    </style:style>
    <style:style style:name="P24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87</dc:date><text:p text:style-name="P25"><text:span text:style-name="T6">1.2 : 1 ==&gt; 3</text:span></text:p></office:annotation>1.2<office:annotation-end office:name="__Annotation__381_1576786421"/>-t<office:annotation office:name="__Annotation__382_1576786421"><dc:creator>iwabuchi ken</dc:creator><dc:date>2021-07-18T11:33:52.78</dc:date><text:p text:style-name="P25"><text:span text:style-name="T6">korean “u” sound, like in “</text:span><text:span text:style-name="T6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84</dc:date><text:p text:style-name="P25"><text:span text:style-name="T6">chinese “</text:span><text:span text:style-name="T6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/>
      <text:p text:style-name="P7">---------------------------------------</text:p>
      <text:p text:style-name="P7">20210901_171611</text:p>
      <text:p text:style-name="P7">kh-1-104</text:p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3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15">h6-niom3 pa_k6 / ta_k3 / * / poo3-kee6[they * / kwo_t3[he *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表37.1">
          <table:table-cell table:style-name="表37.A1" table:number-rows-spanned="2" office:value-type="string">
            <text:p text:style-name="P12"/>
          </table:table-cell>
          <table:table-cell table:style-name="表37.A1" table:number-rows-spanned="2" office:value-type="string">
            <text:p text:style-name="P10">aaa</text:p>
          </table:table-cell>
          <table:table-cell table:style-name="表37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>==================== TEMPLATE</text:p>
      <text:p text:style-name="P7"><text:soft-page-break/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<text:soft-page-break/>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;<text:span text:style-name="T5">kwo_t3[he</text:span>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3">poo3-kee6[they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ext:soft-page-break/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9-01T17:21:27.86</dc:date>
    <dc:creator>iwabuchi ken</dc:creator>
    <meta:editing-duration>PT6H19M4S</meta:editing-duration>
    <meta:editing-cycles>71</meta:editing-cycles>
    <meta:generator>OpenOffice/4.1.3$Win32 OpenOffice.org_project/413m1$Build-9783</meta:generator>
    <meta:document-statistic meta:table-count="37" meta:image-count="0" meta:object-count="0" meta:page-count="19" meta:paragraph-count="212" meta:word-count="1255" meta:character-count="7742"/>
  </office:meta>
</office:document-meta>
</file>